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e9713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4ea72e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15608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e9713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0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a02b93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1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e9713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e97132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ymbol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7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Symbol" style:font-family-generic-asian="swiss" style:font-family-generic-complex="roman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7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1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9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0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0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8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8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4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8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3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7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6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6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5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0in" svg:width="13.33333in" svg:height="0.54538in" draw:id="id63" draw:style-name="a383" draw:name="Rectangle 1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7" draw:name="TextBox 3" svg:x="0.21667in" svg:y="0.04049in" svg:width="5.17778in" svg:height="0.50488in">
          <draw:text-box>
            <text:p text:style-name="a386" text:class-names="" text:cond-style-name=""><text:span text:style-name="a384" text:class-names="">ACT</text:span><text:span text:style-name="a385" text:class-names=""/></text:p>
          </draw:text-box>
          <svg:title/>
          <svg:desc/>
        </draw:frame>
        <draw:custom-shape svg:x="0.16472in" svg:y="0.70046in" svg:width="11.46882in" svg:height="1.54444in" draw:id="id65" draw:style-name="a400" draw:name="Rectangle 4">
          <svg:title/>
          <svg:desc/>
          <text:p text:style-name="a389" text:class-names="" text:cond-style-name=""><text:span text:style-name="a388" text:class-names="">Business Case:<text:s text:c="1"/></text:span></text:p>
          <text:list text:style-name="a392">
            <text:list-item>
              <text:p text:style-name="a391" text:class-names="" text:cond-style-name=""><text:span text:style-name="a390" text:class-names="">ACT will perform in-tenancy property inspections on a scheduled and ad-hoc basis and provide the outcome in the form of a report which will be available from within hub.</text:span></text:p>
            </text:list-item>
          </text:list>
          <text:list text:style-name="a399">
            <text:list-item>
              <text:p text:style-name="a398" text:class-names="" text:cond-style-name=""><text:span text:style-name="a393" text:class-names="">ACT will log issues directly with<text:s text:c="1"/></text:span><text:span text:style-name="a394" text:class-names="">Fixflo</text:span><text:span text:style-name="a395" text:class-names=""><text:s text:c="1"/></text:span><text:span text:style-name="a396" text:class-names="">for resolution.</text:span><text:span text:style-name="a39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333in" svg:y="2.4in" svg:width="3.96344in" svg:height="2.12222in" draw:id="id66" draw:style-name="a409" draw:name="Rectangle 5">
          <svg:title/>
          <svg:desc/>
          <text:p text:style-name="a402" text:class-names="" text:cond-style-name=""><text:span text:style-name="a401" text:class-names="">Product Overview:</text:span></text:p>
          <text:list text:style-name="a405">
            <text:list-item>
              <text:p text:style-name="a404" text:class-names="" text:cond-style-name=""><text:span text:style-name="a403" text:class-names="">Provides central interface for all brochure generation.</text:span></text:p>
            </text:list-item>
          </text:list>
          <text:list text:style-name="a408">
            <text:list-item>
              <text:p text:style-name="a407" text:class-names="" text:cond-style-name=""><text:span text:style-name="a406" text:class-names="">Provides access to both bespoke and automated brochure generation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5555in" svg:y="2.4in" svg:width="4.54444in" svg:height="2.12222in" draw:id="id67" draw:style-name="a421" draw:name="Rectangle 6">
          <svg:title/>
          <svg:desc/>
          <text:p text:style-name="a412" text:class-names="" text:cond-style-name=""><text:span text:style-name="a410" text:class-names="">Success<text:s text:c="1"/></text:span><text:span text:style-name="a411" text:class-names="">Criteria:</text:span></text:p>
          <text:list text:style-name="a415">
            <text:list-item>
              <text:p text:style-name="a414" text:class-names="" text:cond-style-name=""><text:span text:style-name="a413" text:class-names="">Service meets response and accuracy requirements.</text:span></text:p>
            </text:list-item>
          </text:list>
          <text:list text:style-name="a418">
            <text:list-item>
              <text:p text:style-name="a417" text:class-names="" text:cond-style-name=""><text:span text:style-name="a416" text:class-names="">Service can supply information on usage by, client, user.</text:span></text:p>
            </text:list-item>
          </text:list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333in" svg:y="4.72222in" svg:width="3.11573in" svg:height="2.51434in" draw:id="id68" draw:style-name="a433" draw:name="Rectangle 7">
          <svg:title/>
          <svg:desc/>
          <text:p text:style-name="a423" text:class-names="" text:cond-style-name=""><text:span text:style-name="a422" text:class-names="">Security Viewpoint:</text:span></text:p>
          <text:list text:style-name="a426">
            <text:list-item>
              <text:p text:style-name="a425" text:class-names="" text:cond-style-name=""><text:span text:style-name="a424" text:class-names="">Resources are only accessible from APIM.</text:span></text:p>
            </text:list-item>
          </text:list>
          <text:list text:style-name="a429">
            <text:list-item>
              <text:p text:style-name="a428" text:class-names="" text:cond-style-name=""><text:span text:style-name="a427" text:class-names="">Resources are secured by Managed Identity</text:span></text:p>
            </text:list-item>
          </text:list>
          <text:list text:style-name="a432">
            <text:list-item>
              <text:p text:style-name="a431" text:class-names="" text:cond-style-name=""><text:span text:style-name="a430" text:class-names="">Users are authenticated with Entra ID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8952in" svg:y="4.72222in" svg:width="3.04484in" svg:height="2.51434in" draw:id="id69" draw:style-name="a444" draw:name="Rectangle 8">
          <svg:title/>
          <svg:desc/>
          <text:p text:style-name="a435" text:class-names="" text:cond-style-name=""><text:span text:style-name="a434" text:class-names="">Data Viewpoint:</text:span></text:p>
          <text:list text:style-name="a438">
            <text:list-item>
              <text:p text:style-name="a437" text:class-names="" text:cond-style-name=""><text:span text:style-name="a436" text:class-names="">Only publicly available information is stored within the datastore.</text:span></text:p>
            </text:list-item>
          </text:list>
          <text:list text:style-name="a441">
            <text:list-item>
              <text:p text:style-name="a440" text:class-names="" text:cond-style-name=""><text:span text:style-name="a439" text:class-names="">Data is stored as JSON within a COSMOS DB.</text:span></text:p>
            </text:list-item>
          </text:list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7481in" svg:y="4.72222in" svg:width="3.04484in" svg:height="2.51434in" draw:id="id70" draw:style-name="a456" draw:name="Rectangle 9">
          <svg:title/>
          <svg:desc/>
          <text:p text:style-name="a446" text:class-names="" text:cond-style-name=""><text:span text:style-name="a445" text:class-names="">Infrastructure <text:s text:c="1"/>Viewpoint:</text:span></text:p>
          <text:list text:style-name="a449">
            <text:list-item>
              <text:p text:style-name="a448" text:class-names="" text:cond-style-name=""><text:span text:style-name="a447" text:class-names="">The service is wholly within out Azure tenant.</text:span></text:p>
            </text:list-item>
          </text:list>
          <text:list text:style-name="a452">
            <text:list-item>
              <text:p text:style-name="a451" text:class-names="" text:cond-style-name=""><text:span text:style-name="a450" text:class-names="">Resources are deployed within out networking infrastructure.</text:span></text:p>
            </text:list-item>
          </text:list>
          <text:list text:style-name="a455">
            <text:list-item>
              <text:p text:style-name="a454" text:class-names="" text:cond-style-name=""><text:span text:style-name="a453" text:class-names="">Resources are not publicly accessible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6011in" svg:y="4.72222in" svg:width="3.43989in" svg:height="2.51434in" draw:id="id71" draw:style-name="a471" draw:name="Rectangle 10">
          <svg:title/>
          <svg:desc/>
          <text:p text:style-name="a458" text:class-names="" text:cond-style-name=""><text:span text:style-name="a457" text:class-names="">Support <text:s text:c="1"/>Viewpoint:</text:span></text:p>
          <text:list text:style-name="a461">
            <text:list-item>
              <text:p text:style-name="a460" text:class-names="" text:cond-style-name=""><text:span text:style-name="a459" text:class-names="">Normal App Service monitoring</text:span></text:p>
            </text:list-item>
          </text:list>
          <text:list text:style-name="a464">
            <text:list-item>
              <text:p text:style-name="a463" text:class-names="" text:cond-style-name=""><text:span text:style-name="a462" text:class-names="">Normal Cosmos database support</text:span></text:p>
            </text:list-item>
          </text:list>
          <text:list text:style-name="a467">
            <text:list-item>
              <text:p text:style-name="a466" text:class-names="" text:cond-style-name=""><text:span text:style-name="a465" text:class-names="">The services log and performance metrics are stored in Application Insights</text:span></text:p>
            </text:list-item>
          </text:list>
          <text:list text:style-name="a470">
            <text:list-item>
              <text:p text:style-name="a469" text:class-names="" text:cond-style-name=""><text:span text:style-name="a468" text:class-names="">Audit log data is available, via API interface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74" draw:name="TextBox 11" svg:x="12.12796in" svg:y="0.15165in" svg:width="1.70538in" svg:height="0.40391in">
          <draw:text-box>
            <text:p text:style-name="a473" text:class-names="" text:cond-style-name=""><text:span text:style-name="a472" text:class-names="">SAD Lite</text:span></text:p>
          </draw:text-box>
          <svg:title/>
          <svg:desc/>
        </draw:frame>
        <draw:frame draw:id="id73" draw:style-name="a477" draw:name="TextBox 12" svg:x="7.51613in" svg:y="0.14147in" svg:width="3.97849in" svg:height="0.40391in">
          <draw:text-box>
            <text:p text:style-name="a476" text:class-names="" text:cond-style-name=""><text:span text:style-name="a475" text:class-names="">Author: Gary Newport | Version: 0.1</text:span></text:p>
          </draw:text-box>
          <svg:title/>
          <svg:desc/>
        </draw:frame>
        <draw:custom-shape svg:x="4.28925in" svg:y="2.4in" svg:width="4.17312in" svg:height="2.12222in" draw:id="id74" draw:style-name="a498" draw:name="Rectangle 16">
          <svg:title/>
          <svg:desc/>
          <text:p text:style-name="a479" text:class-names="" text:cond-style-name=""><text:span text:style-name="a478" text:class-names="">Benefits:</text:span></text:p>
          <text:list text:style-name="a482">
            <text:list-item>
              <text:p text:style-name="a481" text:class-names="" text:cond-style-name=""><text:span text:style-name="a480" text:class-names="">Scalable Architecture</text:span></text:p>
            </text:list-item>
          </text:list>
          <text:list text:style-name="a485">
            <text:list-item>
              <text:p text:style-name="a484" text:class-names="" text:cond-style-name=""><text:span text:style-name="a483" text:class-names="">Cloud Integration<text:s text:c="1"/></text:span></text:p>
            </text:list-item>
          </text:list>
          <text:list text:style-name="a488">
            <text:list-item>
              <text:p text:style-name="a487" text:class-names="" text:cond-style-name=""><text:span text:style-name="a486" text:class-names="">Provides central interface for all brochure generation.</text:span></text:p>
            </text:list-item>
          </text:list>
          <text:list text:style-name="a491">
            <text:list-item>
              <text:p text:style-name="a490" text:class-names="" text:cond-style-name=""><text:span text:style-name="a489" text:class-names="">Single point of contact with external vendor</text:span></text:p>
            </text:list-item>
          </text:list>
          <text:list text:style-name="a494">
            <text:list-item>
              <text:p text:style-name="a493" text:class-names="" text:cond-style-name=""><text:span text:style-name="a492" text:class-names="">Ability to spot trends.</text:span></text:p>
            </text:list-item>
          </text:list>
          <text:list text:style-name="a497">
            <text:list-item>
              <text:p text:style-name="a496" text:class-names="" text:cond-style-name=""><text:span text:style-name="a49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40455in" svg:width="13.33333in" svg:height="0.09545in" draw:id="id75" draw:style-name="a501" draw:name="Rectangle 18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6344in" svg:y="0.65556in" svg:width="1.43656in" svg:height="0.68335in" draw:id="id76" draw:style-name="a508" draw:name="Rectangle 13">
          <svg:title/>
          <svg:desc/>
          <text:p text:style-name="a503" text:class-names="" text:cond-style-name=""><text:span text:style-name="a502" text:class-names="">DPIA</text:span></text:p>
          <text:p text:style-name="a506" text:class-names="" text:cond-style-name=""><text:span text:style-name="a504" text:class-names="">NO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6344in" svg:y="1.51665in" svg:width="1.43656in" svg:height="0.68335in" draw:id="id77" draw:style-name="a517" draw:name="Rectangle 1">
          <svg:title/>
          <svg:desc/>
          <text:p text:style-name="a510" text:class-names="" text:cond-style-name=""><text:span text:style-name="a509" text:class-names="">ISQ</text:span></text:p>
          <text:p text:style-name="a513" text:class-names="" text:cond-style-name=""><text:span text:style-name="a511" text:class-names="">No</text:span><text:span text:style-name="a512" text:class-names=""/></text:p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16" draw:style="linear" draw:angle="0" draw:start-color="#497491" draw:end-color="#106287" draw:start-intensity="100%" draw:end-intensity="100%"/>
    <draw:gradient draw:name="a507" draw:style="linear" draw:angle="0" draw:start-color="#497491" draw:end-color="#10628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/01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0/01/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/01/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0/01/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0/01/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/01/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/01/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0/01/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0/01/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0/01/202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0/01/202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/01/202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n Atkinson</meta:initial-creator>
    <dc:creator>Gary Newport</dc:creator>
    <meta:creation-date>2024-09-18T14:03:22Z</meta:creation-date>
    <dc:date>2025-01-23T16:27:14Z</dc:date>
    <meta:editing-cycles>3</meta:editing-cycles>
    <meta:editing-duration>PT5995S</meta:editing-duration>
    <meta:user-defined meta:name="MSIP_Label_986657b0-3c7c-4f27-919b-3d8125429697_Enabled">true</meta:user-defined>
    <meta:user-defined meta:name="MSIP_Label_986657b0-3c7c-4f27-919b-3d8125429697_SetDate">2024-09-18T15:23:37Z</meta:user-defined>
    <meta:user-defined meta:name="MSIP_Label_986657b0-3c7c-4f27-919b-3d8125429697_Method">Privileged</meta:user-defined>
    <meta:user-defined meta:name="MSIP_Label_986657b0-3c7c-4f27-919b-3d8125429697_Name">Personal</meta:user-defined>
    <meta:user-defined meta:name="MSIP_Label_986657b0-3c7c-4f27-919b-3d8125429697_SiteId">99d6a2d9-b626-40e9-822a-688a6cda5a94</meta:user-defined>
    <meta:user-defined meta:name="MSIP_Label_986657b0-3c7c-4f27-919b-3d8125429697_ActionId">50dbce8d-860a-4dd3-8f14-ca4e2afa8d89</meta:user-defined>
    <meta:user-defined meta:name="MSIP_Label_986657b0-3c7c-4f27-919b-3d8125429697_ContentBits">0</meta:user-defined>
    <meta:user-defined meta:name="ContentTypeId">0x0101004FC1734FB154D1489F0BE10C6D0815D1</meta:user-defined>
    <meta:user-defined meta:name="xd_ProgID"/>
    <meta:user-defined meta:name="ComplianceAssetId"/>
    <meta:user-defined meta:name="TemplateUrl"/>
    <meta:user-defined meta:name="_ExtendedDescription"/>
    <meta:user-defined meta:name="TriggerFlowInfo"/>
    <meta:user-defined meta:name="xd_Signature" meta:value-type="boolean">false</meta:user-defined>
    <meta:document-statistic meta:paragraph-count="38" meta:word-count="230"/>
  </office:meta>
</office:document-meta>
</file>